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/></text:p>
      <text:p text:style-name="P9"/>
      <text:p text:style-name="P10">RECIBI CONFORME</text:p>
      <text:p text:style-name="P9"/>
      <text:p text:style-name="P11">CLIENTE: CERRON OLIARTE LUCIANO EUGENI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ANCES ROJO (POLLIPAVOS)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ERRON OLARTE LUCIANO EUGEN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22:31:5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